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9.64pt"/>
    </style:style>
    <style:style style:name="co3" style:family="table-column">
      <style:table-column-properties fo:break-before="auto" style:column-width="126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 style:data-style-name="N104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0.04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MD FX8350</text:p>
          </table:table-cell>
          <table:table-cell office:value-type="string" calcext:value-type="string">
            <text:p>https://www.newegg.com/Product/Product.aspx?item=N82E16819113284</text:p>
          </table:table-cell>
          <table:table-cell office:value-type="currency" office:currency="USD" office:value="119.99" calcext:value-type="currency">
            <text:p>$119.99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19.99" calcext:value-type="currency">
            <text:p>$11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office:annotation draw:style-name="gr1" draw:text-style-name="P2" svg:width="325.47pt" svg:height="65.71pt" svg:x="270.65pt" svg:y="0pt" draw:caption-point-x="-17.29pt" draw:caption-point-y="25.88pt">
              <dc:date>2018-01-05T00:00:00</dc:date>
              <text:p text:style-name="P1"><text:span text:style-name="T1">Almost any AMD3+ supporting motherboard should do. Check for adequate CPU power, at least one electrically x16 PCI-E slot, and at least one electrically x8 PCI-E slot for quad USB3 controller.</text:span></text:p>
            </office:annotation>
            <text:p>Gigabyte 970A-D3P</text:p>
          </table:table-cell>
          <table:table-cell office:value-type="string" calcext:value-type="string">
            <text:p>https://www.newegg.com/Product/Product.aspx?Item=N82E16813128602&amp;ignorebbr=1</text:p>
          </table:table-cell>
          <table:table-cell office:value-type="currency" office:currency="USD" office:value="74.99" calcext:value-type="currency">
            <text:p>$74.99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74.99" calcext:value-type="currency">
            <text:p>$7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office:annotation draw:style-name="gr2" draw:text-style-name="P2" svg:width="82.18pt" svg:height="95.27pt" svg:x="270.65pt" svg:y="0pt" draw:caption-point-x="-17.29pt" draw:caption-point-y="38.66pt">
              <dc:date>2016-03-20T00:00:00</dc:date>
              <text:p text:style-name="P1"><text:span text:style-name="T1">Do not be tempted to consider cheaper SSDs. Relatively terrible performance may result.</text:span></text:p>
            </office:annotation>
            <text:p>Samsung 850 EVO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office:value-type="currency" office:currency="USD" office:value="149.99" calcext:value-type="currency">
            <text:p>$14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149.99" calcext:value-type="currency">
            <text:p>$14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Radeon RX Vega 64</text:p>
          </table:table-cell>
          <table:table-cell office:value-type="string" calcext:value-type="string">
            <text:p>https://www.ebay.com/sch/i.html?_from=R40&amp;_sacat=0&amp;_nkw=Radeon+RX+Vega+64&amp;rt=nc&amp;LH_BIN=1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1000" calcext:value-type="currency">
            <text:p>$1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DDR3 1600MHz 8GB</text:p>
          </table:table-cell>
          <table:table-cell office:value-type="string" calcext:value-type="string">
            <office:annotation draw:style-name="gr3" draw:text-style-name="P2" svg:width="82.18pt" svg:height="50.49pt" svg:x="334.63pt" svg:y="21.46pt" draw:caption-point-x="-17.29pt" draw:caption-point-y="42.8pt">
              <dc:date>2018-01-05T00:00:00</dc:date>
              <text:p text:style-name="P1">Not specifically tested or recommended for motherboard.</text:p>
            </office:annotation>
            <text:p>https://www.amazon.com/Patriot-Viper-1600MHz-Channel-PV38G160C9K/dp/B008LTJJM2/ref=sr_1_4?s=electronics&amp;ie=UTF8&amp;qid=1515131393&amp;sr=1-4&amp;keywords=1600MHz+DDR3</text:p>
          </table:table-cell>
          <table:table-cell office:value-type="currency" office:currency="USD" office:value="61.99" calcext:value-type="currency">
            <text:p>$61.99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61.99" calcext:value-type="currency">
            <text:p>$61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text:p>850W</text:p>
          </table:table-cell>
          <table:table-cell office:value-type="string" calcext:value-type="string">
            <text:p>https://www.newegg.com/Product/Product.aspx?item=N82E16817139217</text:p>
          </table:table-cell>
          <table:table-cell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1" table:formula="of:=SUM([.F2:.F3])+[.F6]" office:value-type="currency" office:currency="USD" office:value="256.97" calcext:value-type="currency">
            <text:p>$256.9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1" table:formula="of:=SUM([.F2:.F8])" office:value-type="currency" office:currency="USD" office:value="1609.95" calcext:value-type="currency">
            <text:p>$1,609.95</text:p>
          </table:table-cell>
        </table:table-row>
      </table:table>
      <table:table table:name="Workstatio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MD FX-9590</text:p>
          </table:table-cell>
          <table:table-cell office:value-type="string" calcext:value-type="string">
            <text:p>https://www.newegg.com/Product/Product.aspx?Item=9SIA98C5R71818&amp;ignorebbr=1&amp;nm_mc=KNC-GoogleMKP-PC&amp;cm_mmc=KNC-GoogleMKP-PC-_-pla-_-Accessories+-+CPU-_-9SIA98C5R71818&amp;gclid=EAIaIQobChMIhLrbwZ3A2AIVELXACh1LTA11EAYYAiABEgJr8vD_BwE&amp;gclsrc=aw.ds</text:p>
          </table:table-cell>
          <table:table-cell office:value-type="currency" office:currency="USD" office:value="255.02" calcext:value-type="currency">
            <text:p>$255.02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255.02" calcext:value-type="currency">
            <text:p>$255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office:annotation draw:style-name="gr3" draw:text-style-name="P2" svg:width="82.18pt" svg:height="106.47pt" svg:x="207.35pt" svg:y="0pt" draw:caption-point-x="-17.29pt" draw:caption-point-y="25.88pt">
              <dc:date>2018-01-05T00:00:00</dc:date>
              <text:p text:style-name="P1">Basically anything with at least four mechanically PCI-E x16 slots, at least two electrically x16 supporting CrossFire.</text:p>
            </office:annotation>
            <text:p>GA-990FXA-UD3</text:p>
          </table:table-cell>
          <table:table-cell office:value-type="string" calcext:value-type="string">
            <text:p>https://www.amazon.com/GIGABYTE-GA-990FXA-UD3-990FX-SATA-Motherboard/dp/B00545BZOG</text:p>
          </table:table-cell>
          <table:table-cell office:value-type="currency" office:currency="USD" office:value="300" calcext:value-type="currency">
            <text:p>$300.00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300" calcext:value-type="currency">
            <text:p>$3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office:annotation draw:style-name="gr4" draw:text-style-name="P2" svg:width="82.18pt" svg:height="13.29pt" svg:x="207.35pt" svg:y="0pt" draw:caption-point-x="-17.29pt" draw:caption-point-y="38.66pt">
              <dc:date>2016-03-20T00:00:00</dc:date>
              <text:p/>
            </office:annotation>
            <text:p>Samsung 850 EVO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office:value-type="currency" office:currency="USD" office:value="149.99" calcext:value-type="currency">
            <text:p>$14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149.99" calcext:value-type="currency">
            <text:p>$14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Radeon RX Vega 64</text:p>
          </table:table-cell>
          <table:table-cell office:value-type="string" calcext:value-type="string">
            <text:p>https://www.ebay.com/sch/i.html?_from=R40&amp;_sacat=0&amp;_nkw=Radeon+RX+Vega+64&amp;rt=nc&amp;LH_BIN=1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float" office:value="4" calcext:value-type="float">
            <text:p>4</text:p>
          </table:table-cell>
          <table:table-cell table:formula="of:=[.D5]*[.E5]" office:value-type="currency" office:currency="USD" office:value="4000" calcext:value-type="currency">
            <text:p>$4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DDR3 1600MHz 8GB</text:p>
          </table:table-cell>
          <table:table-cell office:value-type="string" calcext:value-type="string">
            <office:annotation draw:style-name="gr4" draw:text-style-name="P2" svg:width="82.18pt" svg:height="13.29pt" svg:x="271.33pt" svg:y="21.46pt" draw:caption-point-x="-17.29pt" draw:caption-point-y="42.8pt">
              <dc:date>2018-01-05T00:00:00</dc:date>
              <text:p/>
            </office:annotation>
            <text:p>https://www.amazon.com/Patriot-Viper-1600MHz-Channel-PV38G160C9K/dp/B008LTJJM2/ref=sr_1_4?s=electronics&amp;ie=UTF8&amp;qid=1515131393&amp;sr=1-4&amp;keywords=1600MHz+DDR3</text:p>
          </table:table-cell>
          <table:table-cell office:value-type="currency" office:currency="USD" office:value="61.99" calcext:value-type="currency">
            <text:p>$61.99</text:p>
          </table:table-cell>
          <table:table-cell office:value-type="float" office:value="2" calcext:value-type="float">
            <text:p>2</text:p>
          </table:table-cell>
          <table:table-cell table:formula="of:=[.D6]*[.E6]" office:value-type="currency" office:currency="USD" office:value="123.98" calcext:value-type="currency">
            <text:p>$12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84.08pt" svg:x="80.99pt" svg:y="47.06pt" draw:caption-point-x="-17.29pt" draw:caption-point-y="42.8pt">
              <dc:date>2018-01-05T00:00:00</dc:date>
              <text:p text:style-name="P1">Wire together with small resistance for current sharing, or use as dedicated GPU power.</text:p>
            </office:annotation>
            <text:p>PSU</text:p>
          </table:table-cell>
          <table:table-cell office:value-type="string" calcext:value-type="string">
            <text:p>850W</text:p>
          </table:table-cell>
          <table:table-cell office:value-type="string" calcext:value-type="string">
            <text:p>https://www.newegg.com/Product/Product.aspx?item=N82E16817139217</text:p>
          </table:table-cell>
          <table:table-cell office:value-type="currency" office:currency="USD" office:value="109.99" calcext:value-type="currency">
            <text:p>$109.99</text:p>
          </table:table-cell>
          <table:table-cell office:value-type="float" office:value="2" calcext:value-type="float">
            <text:p>2</text:p>
          </table:table-cell>
          <table:table-cell table:formula="of:=[.D8]*[.E8]" office:value-type="currency" office:currency="USD" office:value="219.98" calcext:value-type="currency">
            <text:p>$219.9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1" table:formula="of:=SUM([.F2:.F3])+[.F6]" office:value-type="currency" office:currency="USD" office:value="679" calcext:value-type="currency">
            <text:p>$679.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1" table:formula="of:=SUM([.F2:.F8])" office:value-type="currency" office:currency="USD" office:value="5141.97" calcext:value-type="currency">
            <text:p>$5,141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02:09:56.811972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9:28:34.647353286</meta:creation-date>
    <dc:date>2018-01-05T02:08:48.025118294</dc:date>
    <meta:editing-duration>PT12H38M42S</meta:editing-duration>
    <meta:editing-cycles>109</meta:editing-cycles>
    <meta:generator>LibreOffice/5.2.7.2$Linux_X86_64 LibreOffice_project/20m0$Build-2</meta:generator>
    <meta:document-statistic meta:table-count="2" meta:cell-count="104" meta:object-count="0"/>
  </office:meta>
</office:document-meta>
</file>